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3.46pt"/>
    </style:style>
    <style:style style:name="co3" style:family="table-column">
      <style:table-column-properties fo:break-before="auto" style:column-width="16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versiti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/Province</text:p>
          </table:table-cell>
          <table:table-cell office:value-type="string" calcext:value-type="string">
            <text:p>IRI Min. of Science Rank</text:p>
          </table:table-cell>
          <table:table-cell office:value-type="string" calcext:value-type="string">
            <text:p>World Rank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p Home</text:p>
          </table:table-cell>
          <table:table-cell office:value-type="string" calcext:value-type="string">
            <text:p>App Form</text:p>
          </table:table-cell>
          <table:table-cell office:value-type="string" calcext:value-type="string">
            <text:p>Sec Mail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<text:s/>Tempe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oston College</text:p>
          </table:table-cell>
          <table:table-cell office:value-type="string" calcext:value-type="string">
            <text:p><text:s/>Chestnut Hill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randeis University</text:p>
          </table:table-cell>
          <table:table-cell office:value-type="string" calcext:value-type="string">
            <text:p><text:s/>Waltham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<text:s/>Providence</text:p>
          </table:table-cell>
          <table:table-cell office:value-type="string" calcext:value-type="string">
            <text:p><text:s/>RI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lifornia Institute of Technology</text:p>
          </table:table-cell>
          <table:table-cell office:value-type="string" calcext:value-type="string">
            <text:p><text:s/>Pasadena</text:p>
          </table:table-cell>
          <table:table-cell office:value-type="string" calcext:value-type="string">
            <text:p><text:s/>CA <text:s text:c="3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<text:s/>Pittsburgh</text:p>
          </table:table-cell>
          <table:table-cell office:value-type="string" calcext:value-type="string">
            <text:p><text:s/>PA <text:s text:c="14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<text:s/>Cleveland</text:p>
          </table:table-cell>
          <table:table-cell office:value-type="string" calcext:value-type="string">
            <text:p><text:s/>OH <text:s text:c="5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 <text:s text:c="13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<text:s/>Ithaca</text:p>
          </table:table-cell>
          <table:table-cell office:value-type="string" calcext:value-type="string">
            <text:p><text:s/>NY <text:s text:c="5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artmouth Colleg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<text:s/>Durham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Emory University</text:p>
          </table:table-cell>
          <table:table-cell office:value-type="string" calcext:value-type="string">
            <text:p><text:s/>Atlant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<text:s/>Fairfax</text:p>
          </table:table-cell>
          <table:table-cell office:value-type="string" calcext:value-type="string">
            <text:p><text:s/>VA <text:s text:c="9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<text:s/>Washington</text:p>
          </table:table-cell>
          <table:table-cell office:value-type="string" calcext:value-type="string">
            <text:p><text:s/>D.C 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<text:s/>Atlant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<text:s/>Cambridge</text:p>
          </table:table-cell>
          <table:table-cell office:value-type="string" calcext:value-type="string">
            <text:p><text:s/>MA <text:s text:c="2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ndiana University - Bloomington</text:p>
          </table:table-cell>
          <table:table-cell office:value-type="string" calcext:value-type="string">
            <text:p><text:s/>IN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<text:s/>Ames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Johns Hopkins University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 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<text:s/>East Lansing</text:p>
          </table:table-cell>
          <table:table-cell office:value-type="string" calcext:value-type="string">
            <text:p><text:s/>Michigan <text:s text:c="7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 at Raleigh</text:p>
          </table:table-cell>
          <table:table-cell office:value-type="string" calcext:value-type="string">
            <text:p><text:s/>NC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<text:s/>Boston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western University </text:p>
          </table:table-cell>
          <table:table-cell office:value-type="string" calcext:value-type="string">
            <text:p><text:s/>Evanston</text:p>
          </table:table-cell>
          <table:table-cell office:value-type="string" calcext:value-type="string">
            <text:p><text:s/>IL <text:s text:c="5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<text:s/>University Park Campus</text:p>
          </table:table-cell>
          <table:table-cell office:value-type="string" calcext:value-type="string">
            <text:p><text:s/>University Park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<text:s/>Princeton</text:p>
          </table:table-cell>
          <table:table-cell office:value-type="string" calcext:value-type="string">
            <text:p><text:s/>NJ <text:s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<text:s/>West Lafayette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<text:s/>Troy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<text:s/>Housto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ockefeller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<text:s/>The State University of New Jersey - New Brunswick 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<text:s/>Stanford</text:p>
          </table:table-cell>
          <table:table-cell office:value-type="string" calcext:value-type="string">
            <text:p><text:s/>CA <text:s text:c="2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<text:s/>NY <text:s text:c="2"/>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College Station</text:p>
          </table:table-cell>
          <table:table-cell office:value-type="string" calcext:value-type="string">
            <text:p><text:s/>TX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<text:s/>Medford</text:p>
          </table:table-cell>
          <table:table-cell office:value-type="string" calcext:value-type="string">
            <text:p><text:s/>MA <text:s text:c="8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<text:s/>Tucson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Berkeley <text:s text:c="17"/>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Davi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Irvine <text:s text:c="9"/>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Los Angeles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Riverside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ta Barbara <text:s text:c="8"/>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ta Cruz 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Diego <text:s text:c="7"/>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<text:s/>Chicago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Colorado at Denv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<text:s/>Newark</text:p>
          </table:table-cell>
          <table:table-cell office:value-type="string" calcext:value-type="string">
            <text:p><text:s/>DE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<text:s/>Florida</text:p>
          </table:table-cell>
          <table:table-cell office:value-type="string" calcext:value-type="string">
            <text:p><text:s/>Gainesville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<text:s/>Honolulu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<text:s/>Urbana–Champaign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<text:s/>Chicago (UIC) 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<text:s/>Iowa</text:p>
          </table:table-cell>
          <table:table-cell office:value-type="string" calcext:value-type="string">
            <text:p><text:s/>Iowa City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<text:s/>college park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<text:s/>Amherst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<text:s/>Coral Gabels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<text:s/>Ann Arbor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<text:s/>Twin Cities</text:p>
          </table:table-cell>
          <table:table-cell office:value-type="string" calcext:value-type="string">
            <text:p><text:s/>Minneapolis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</text:p>
          </table:table-cell>
          <table:table-cell office:value-type="string" calcext:value-type="string">
            <text:p><text:s/>at Chapel Hill</text:p>
          </table:table-cell>
          <table:table-cell office:value-type="string" calcext:value-type="string">
            <text:p><text:s/>Chapel Hill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<text:s/>Notre Dame</text:p>
          </table:table-cell>
          <table:table-cell office:value-type="string" calcext:value-type="string">
            <text:p><text:s/>IN <text:s text:c="4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<text:s/>Philadelphia</text:p>
          </table:table-cell>
          <table:table-cell office:value-type="string" calcext:value-type="string">
            <text:p><text:s/>PA <text:s text:c="3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<text:s/>Pittsburgh</text:p>
          </table:table-cell>
          <table:table-cell office:value-type="string" calcext:value-type="string">
            <text:p><text:s/>PA <text:s text:c="7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Rochester</text:p>
          </table:table-cell>
          <table:table-cell office:value-type="string" calcext:value-type="string">
            <text:p><text:s/>Rochester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<text:s/>Salt Lake Cit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<text:s/>Charlottesville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<text:s/>Seattle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<text:s/>Madison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<text:s/>Nashville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<text:s/>New Haven</text:p>
          </table:table-cell>
          <table:table-cell office:value-type="string" calcext:value-type="string">
            <text:p><text:s/>CT <text:s text:c="33"/>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Yeshiva University</text:p>
          </table:table-cell>
          <table:table-cell office:value-type="string" calcext:value-type="string">
            <text:p><text:s/>New York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<text:s/>Norman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Colorado School of Mines</text:p>
          </table:table-cell>
          <table:table-cell office:value-type="string" calcext:value-type="string">
            <text:p><text:s/>Golden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<text:s/>Syracuse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/>
          <table:table-cell office:value-type="string" calcext:value-type="string">
            <text:p><text:s/>L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versity of Missouri - Columbia</text:p>
          </table:table-cell>
          <table:table-cell/>
          <table:table-cell office:value-type="string" calcext:value-type="string">
            <text:p><text:s/>MO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berhard Karl’s Universität Tüb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Homboldt-Universität zu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Johann Wolfgang Goethe-Universität Frankfurt am Ma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Rheinisch-Westfälische Technische Hochschule Aa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Technische Universität Berli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Technische Universität Münch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Bon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Gött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Hamb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Universität Karlsruh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American University of Sharjah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Khalifa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E</text:p>
          </table:table-cell>
          <table:table-cell office:value-type="string" calcext:value-type="string">
            <text:p>United Arab Emirates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alborg Universitet (Aalbo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arhus Universitet (University of Aarhu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Arkitektskolen i Åarhus (School of Architecture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marks Tekniske Universitet (Technical University of Denmark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Kobenhavns Universitet (University of Copenhagen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University of Southern Denmark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Bashkir State University, (Ufa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Bauman Moscow State Technical University (National Research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Gubkin Russian State University of oil and Ga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(Volga Region) Federal University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National Research Technical University – KAI named after A.N.Tupplev</text:p>
          </table:table-cell>
          <table:table-cell office:value-type="string" calcext:value-type="string">
            <text:p>Kazan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Kazan National Research Technological University, (Kazan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Lobachevsky State University of Nizhni Novgorod,  (Nizhni Novgorod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Lomonosov Moscow State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Aviation Institute (National Research University)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institute of Physics and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State Institute of International Relations, MGIMO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 State University of Civil engineering(MGSU), Moscow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National Research University “Moscow Power Engineering Institute”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Peter the Great St. Petersburg Polytechnic University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Academy of Scienc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Agrarian University – MTAA, named after K.A. Timiryaze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Hydro meteorological University , (Saint Petersburg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Russian state University of physical Education Sport, youth and Tourism (Moscow)</text:p>
          </table:table-cell>
          <table:table-cell office:value-type="string" calcext:value-type="string">
            <text:p>Moscow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Saint Petersburg Mining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Saint Petersburg State University, (Saint Petersburg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Nanyang Technological University (NTU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Chalmers tekniska hogskola (Chalmers University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Göteborgs Universitet (Gotebo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Karolinska institutet (The Karolinska Institute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Kungliga Tekniska Högskolan — KTH (Royal Institute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inköpings universitet (Linkopings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ulea Tekniska Universitet (Lulea University of Technolog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Lunds universitet (Lund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kholm Universitet (Stockholm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veriges Lantbruksuniversitet — SLU (The Swedish University of Agricultural Science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Umeå universitet (Umea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Uppsala Universitet (Uppsala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ole Polytechnique Federale of Lausa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TH Zurich (Swiss Federal Institute of Technology) 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a della Svizzera Italian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é de Fribourg (Fribourg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é de Neucahtel (Neucahtel University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University of St Gallen (HSG)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gro Paris Te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Centrale de Nant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Centrale Supérieure de Ly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Centrale Supérieure,Par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ational  des Ponts et Chaussées (École des Ponts Paris Tech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Cacha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Ly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Normale Supérieure de paris (ENS paris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 Polytechnique –Paris Tech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Polytechnique Universitaire de Marsei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École Supérieure d’Électricité (Supelec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Museum National d’Histoire Nature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’Aix-Marsei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rdeaux I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Bourgogne, Dij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Ca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Cergy-Pontoi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Clermont-Ferrand (I-II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Franche-Comte,Besanco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la Rochel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 – Sciences et Technologi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I - Droit et Santé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ille III – Charles de Gaull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Limog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orrai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Sorbonne Université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Metz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 – Claude Berna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I – Lumière Lyon 2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Lyon III – Jean Moulin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Montpellier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Montpellier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 III- Paul Valér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Nant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Nice Sophia Antipoli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au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erpigna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Poitier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Reims Champagne – Arde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Renne 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Renne 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Rouen – Haute Normandi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de Strasbourg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Belfort-Montbeliar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Compiègne (UTC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echnologie de Troy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n et du Va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 - Capito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I – Jean Jaurès le Mirai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de Toulouse III - Paul Sabatie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François Rabelais de Tour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Grenoble Alp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Jean Monnet Saint-Etie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nthéon-Assas (Paris 2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1 Panthéon - Sorbonn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 Dauphine – Paris 9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Descartes-Paris V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Diderot (paris VII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Paris Ouest Nanterre la Défense – Paris X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Sud – Paris 1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X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 Paris X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Université Sorbonne Nouvelle – Paris III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la Recherche Agronomiqu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s Télécommunications (INT)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Grenob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Toulou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 Supérieure de  l'Aéronautique et de  l'Espace (ISAE-SUPAERO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Sciences Appliques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 la Recherche Agronomiqu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des Télécommunications (INT)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Grenobl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 National Polytechnique de Toulous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Institut Supérieure de  l'Aéronautique et de  l'Espace (ISAE-SUPAERO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Laval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ontréal School of Higher Commercial Studies (HEC Montréal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cMaster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e Montreal Ecole Polytechniqu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Ottawa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Victoria 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oncordia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Ecole de Technologie Supérieure, University of Quebe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Ryerson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The University of Western Ontario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u Québec à Montréal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ombi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é du Québec à Québec 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Manitoba   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New Brunsw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National Institute Scientific Research, University of Quebe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Delft university of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indhoven university of Technolog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rasmus University Rotterda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Maastricht university (universiteit Maastricht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Radbound University Nijme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Tilburg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 (Universiteit Van Amsterdam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Groningen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niversity of Twente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Utrecht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Vrije Universiteit Amsterdam (Free university Amsterdam)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</table:table>
      <table:table table:name="Job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ec. Email</text:p>
          </table:table-cell>
          <table:table-cell office:value-type="string" calcext:value-type="string">
            <text:p>App Form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Mercedes-AMG Petronas</text:p>
          </table:table-cell>
          <table:table-cell table:number-columns-repeated="2"/>
          <table:table-cell office:value-type="string" calcext:value-type="string">
            <text:p><text:a xlink:href="https://careers.mercedesamgf1.com/vacancies/" xlink:type="simple">https://careers.mercedesamgf1.com/vacancies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52:27.005977114</meta:creation-date>
    <dc:date>2019-11-14T12:15:13.403639741</dc:date>
    <meta:editing-duration>PT12M23S</meta:editing-duration>
    <meta:editing-cycles>6</meta:editing-cycles>
    <meta:generator>LibreOffice/6.0.7.3$Linux_X86_64 LibreOffice_project/00m0$Build-3</meta:generator>
    <meta:document-statistic meta:table-count="2" meta:cell-count="962" meta:object-count="0"/>
  </office:meta>
</office:document-meta>
</file>